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opacity="0%" draw:auto-grow-height="false" fo:min-height="6.553cm" fo:min-width="4.905cm" fo:wrap-option="no-wrap"/>
    </style:style>
    <style:style style:name="gr2" style:family="graphic" style:parent-style-name="standard">
      <style:graphic-properties svg:stroke-color="#000000" svg:stroke-opacity="0%" draw:fill-color="#ffcc99" draw:textarea-horizontal-align="justify" draw:textarea-vertical-align="middle" draw:auto-grow-height="false" fo:min-height="2.627cm" fo:min-width="4.326cm" draw:shadow="hidden"/>
    </style:style>
    <style:style style:name="gr3" style:family="graphic" style:parent-style-name="standard">
      <style:graphic-properties svg:stroke-color="#000000" svg:stroke-opacity="0%" draw:fill-color="#ffcc99" draw:textarea-horizontal-align="justify" draw:textarea-vertical-align="middle" draw:auto-grow-height="false" fo:min-height="2.671cm" fo:min-width="4.326cm" draw:shadow="hidden"/>
    </style:style>
    <style:style style:name="gr4" style:family="graphic" style:parent-style-name="standard">
      <style:graphic-properties svg:stroke-opacity="0%" draw:textarea-horizontal-align="justify" draw:textarea-vertical-align="middle" draw:auto-grow-height="false" fo:min-height="1.72cm" fo:min-width="4.326cm"/>
    </style:style>
    <style:style style:name="gr5" style:family="graphic" style:parent-style-name="standard">
      <style:graphic-properties svg:stroke-color="#ff420e" draw:fill-color="#ff420e" draw:textarea-horizontal-align="justify" draw:textarea-vertical-align="middle" draw:auto-grow-height="false" fo:min-height="0.545cm" fo:min-width="1.133cm"/>
    </style:style>
    <style:style style:name="gr6" style:family="graphic" style:parent-style-name="standard">
      <style:graphic-properties svg:stroke-color="#000000" svg:stroke-opacity="0%" draw:fill-color="#ffcc99" draw:auto-grow-height="false" fo:min-height="7.758cm" fo:min-width="5.146cm" fo:wrap-option="no-wrap" draw:shadow="hidden"/>
    </style:style>
    <style:style style:name="gr7" style:family="graphic" style:parent-style-name="standard">
      <style:graphic-properties svg:stroke-opacity="0%" draw:auto-grow-height="false" fo:min-height="4.624cm" fo:min-width="5.405cm" fo:wrap-option="no-wrap"/>
    </style:style>
    <style:style style:name="gr8" style:family="graphic" style:parent-style-name="standard">
      <style:graphic-properties svg:stroke-opacity="0%" draw:textarea-horizontal-align="justify" draw:textarea-vertical-align="middle" draw:auto-grow-height="false" fo:min-height="2.671cm" fo:min-width="4.326cm"/>
    </style:style>
    <style:style style:name="gr9" style:family="graphic" style:parent-style-name="standard">
      <style:graphic-properties svg:stroke-opacity="0%" draw:auto-grow-height="false" fo:min-height="2.411cm" fo:min-width="5.435cm" fo:wrap-option="no-wrap"/>
    </style:style>
    <style:style style:name="gr10" style:family="graphic" style:parent-style-name="standard">
      <style:graphic-properties svg:stroke-opacity="0%" draw:textarea-horizontal-align="justify" draw:textarea-vertical-align="middle" draw:auto-grow-height="false" fo:min-height="1.147cm" fo:min-width="4.326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ffcc99"/>
      <style:paragraph-properties fo:text-align="center"/>
    </style:style>
    <style:style style:name="P4" style:family="paragraph">
      <loext:graphic-properties draw:fill-color="#ff420e"/>
      <style:paragraph-properties fo:text-align="center"/>
    </style:style>
    <style:style style:name="P5" style:family="paragraph">
      <style:paragraph-properties fo:margin-top="0.051cm" fo:margin-bottom="0cm"/>
    </style:style>
    <style:style style:name="P6" style:family="paragraph">
      <loext:graphic-properties draw:fill-color="#ffcc99"/>
      <style:paragraph-properties fo:margin-top="0.051cm" fo:margin-bottom="0cm"/>
      <style:text-properties fo:color="#000000" fo:background-color="transparen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color="#000000"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layer="layout" svg:width="5.715cm" svg:height="7.112cm" svg:x="6.969cm" svg:y="0.111cm">
          <text:p>GHF core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5.724282715186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3" draw:layer="layout" svg:width="4.826cm" svg:height="2.877cm" svg:x="0.682cm" svg:y="1.233cm">
          <text:p text:style-name="P1">HDFS</text:p>
          <text:list text:style-name="L1">
            <text:list-item>
              <text:p text:style-name="P2">HdfsCLI lib</text:p>
            </text:list-item>
            <text:list-item>
              <text:p text:style-name="P2">Snakebite lib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4.826cm" svg:height="2.921cm" svg:x="0.719cm" svg:y="4.991cm">
          <text:p text:style-name="P1">Hive</text:p>
          <text:list text:style-name="L1">
            <text:list-item>
              <text:p text:style-name="P2">hive_service</text:p>
            </text:list-item>
            <text:list-item>
              <text:p text:style-name="P2">Pyhs2 lib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2" draw:id="id2" draw:layer="layout" svg:width="4.826cm" svg:height="1.97cm" svg:x="7.477cm" svg:y="4.491cm">
          <text:p text:style-name="P1">connection</text:p>
          <text:p text:style-name="P1">manager</text:p>
          <draw:enhanced-geometry svg:viewBox="0 0 21600 21600" draw:type="rectangle" draw:enhanced-path="M 0 0 L 21600 0 21600 21600 0 21600 0 0 Z N"/>
        </draw:custom-shape>
        <draw:custom-shape draw:style-name="gr5" draw:text-style-name="P4" xml:id="id6" draw:id="id6" draw:layer="layout" svg:width="1.632cm" svg:height="1.27cm" svg:x="8.004cm" svg:y="7.731cm">
          <text:p text:style-name="P1">DB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6" xml:id="id3" draw:id="id3" draw:layer="layout" svg:width="5.969cm" svg:height="8.331cm" svg:x="0.111cm" svg:y="0.111cm">
          <text:p text:style-name="P5"><text:span text:style-name="T1">External drivers</text:span></text:p>
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6.130653266332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7" xml:id="id4" draw:id="id4" draw:layer="layout" svg:width="5.969cm" svg:height="4.938cm" svg:x="13.7cm" svg:y="3.504cm">
          <text:p>Middle interface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642.883174731727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8" draw:text-style-name="P2" draw:layer="layout" svg:width="4.826cm" svg:height="2.921cm" svg:x="14.271cm" svg:y="4.98cm">
          <text:list text:style-name="L1">
            <text:list-item>
              <text:p text:style-name="P2">connections</text:p>
            </text:list-item>
            <text:list-item>
              <text:p text:style-name="P2">json builder</text:p>
            </text:list-item>
            <text:list-item>
              <text:p text:style-name="P2">utility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8" draw:text-style-name="P1" xml:id="id1" draw:id="id1" draw:layer="layout" svg:width="4.826cm" svg:height="2.921cm" svg:x="7.477cm" svg:y="1.189cm">
          <text:p text:style-name="P1">wrapper</text:p>
          <text:list text:style-name="L1">
            <text:list-item>
              <text:p text:style-name="P2">HDFS</text:p>
            </text:list-item>
            <text:list-item>
              <text:p text:style-name="P2">HIVE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9" xml:id="id5" draw:id="id5" draw:layer="layout" svg:width="5.969cm" svg:height="2.695cm" svg:x="13.7cm" svg:y="0.111cm">
          <text:p>User interface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1265.87537091988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10" draw:text-style-name="P2" draw:layer="layout" svg:width="4.826cm" svg:height="1.397cm" svg:x="14.271cm" svg:y="1.127cm">
          <text:list text:style-name="L1">
            <text:list-item>
              <text:p text:style-name="P2">hdfs.*</text:p>
            </text:list-item>
            <text:list-item>
              <text:p text:style-name="P2">hive.*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11" draw:text-style-name="P7" draw:layer="layout" draw:type="line" svg:x1="9.89cm" svg:y1="4.11cm" svg:x2="9.89cm" svg:y2="4.491cm" draw:start-shape="id1" draw:start-glue-point="2" draw:end-shape="id2" draw:end-glue-point="0" svg:d="M9890 4110v381" svg:viewBox="0 0 1 382">
          <text:p/>
        </draw:connector>
        <draw:connector draw:style-name="gr12" draw:text-style-name="P7" draw:layer="layout" draw:type="curve" svg:x1="6.08cm" svg:y1="4.276cm" svg:x2="7.477cm" svg:y2="2.649cm" draw:start-shape="id3" draw:start-glue-point="1" draw:end-shape="id1" svg:d="M6080 4276c1048 0 350-1627 1397-1627" svg:viewBox="0 0 1398 1628">
          <text:p/>
        </draw:connector>
        <draw:connector draw:style-name="gr12" draw:text-style-name="P7" draw:layer="layout" draw:type="curve" svg:x1="12.303cm" svg:y1="5.476cm" svg:x2="13.7cm" svg:y2="5.973cm" draw:start-shape="id2" draw:start-glue-point="1" draw:end-shape="id4" svg:d="M12303 5476c1047 0 349 497 1397 497" svg:viewBox="0 0 1398 498">
          <text:p/>
        </draw:connector>
        <draw:connector draw:style-name="gr12" draw:text-style-name="P7" draw:layer="layout" draw:type="curve" svg:x1="16.684cm" svg:y1="3.504cm" svg:x2="16.684cm" svg:y2="2.806cm" draw:start-shape="id4" draw:start-glue-point="0" draw:end-shape="id5" draw:end-glue-point="2" svg:d="M16684 3504v-698" svg:viewBox="0 0 1 699">
          <text:p/>
        </draw:connector>
        <draw:connector draw:style-name="gr13" draw:text-style-name="P7" draw:layer="layout" draw:type="curve" svg:x1="9.89cm" svg:y1="6.461cm" svg:x2="8.004cm" svg:y2="8.366cm" draw:start-shape="id2" draw:start-glue-point="2" draw:end-shape="id6" draw:end-glue-point="6" svg:d="M9890 6461c0 952-1194 792-1853 1031s-784 874-33 874" svg:viewBox="0 0 2401 190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.812cm" fo:page-height="9.14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6T14:23:19.668421881</meta:creation-date>
    <dc:date>2016-05-06T15:49:04.271866051</dc:date>
    <meta:editing-duration>PT49M6S</meta:editing-duration>
    <meta:editing-cycles>6</meta:editing-cycles>
    <meta:generator>LibreOffice/5.1.1.1$Linux_X86_64 LibreOffice_project/10m0$Build-1</meta:generator>
    <meta:document-statistic meta:object-count="16"/>
  </office:meta>
</office:document-meta>
</file>